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1pt" style:font-size-asian="11pt" style:font-size-complex="11pt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6"/>
    <style:style style:name="P5" style:family="paragraph" style:parent-style-name="Standard" style:list-style-name="L7"/>
    <style:style style:name="T1" style:family="text">
      <style:text-properties style:font-name="Courier New" fo:font-size="11pt" style:font-size-asian="11pt" style:font-size-complex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36cm" fo:text-indent="-0.635cm" fo:margin-left="1.73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71cm" fo:text-indent="-0.635cm" fo:margin-left="2.37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06cm" fo:text-indent="-0.635cm" fo:margin-left="3.00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41cm" fo:text-indent="-0.635cm" fo:margin-left="3.6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76cm" fo:text-indent="-0.635cm" fo:margin-left="4.27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11cm" fo:text-indent="-0.635cm" fo:margin-left="4.91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46cm" fo:text-indent="-0.635cm" fo:margin-left="5.54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81cm" fo:text-indent="-0.635cm" fo:margin-left="6.1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16cm" fo:text-indent="-0.635cm" fo:margin-left="6.8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51cm" fo:text-indent="-0.635cm" fo:margin-left="7.451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ANES,LORENZO C. <text:s text:c="37"/>JANUARY 8, 2018<text:line-break/>ITE3-2A MWF 11:15AM-12:30PM <text:s text:c="27"/>LECTURE</text:p>
      <text:p text:style-name="P1"/>
      <text:p text:style-name="P1"/>
      <text:p text:style-name="P1"/>
      <text:p text:style-name="P1"/>
      <text:p text:style-name="P1"/>
      <text:p text:style-name="P1"><text:s text:c="27"/>LEARNING CONTRACT</text:p>
      <text:p text:style-name="P1"/>
      <text:p text:style-name="P1"/>
      <text:p text:style-name="P1"/>
      <text:p text:style-name="P1">MOTIVATION</text:p>
      <text:list xml:id="list2933689593032695868" text:style-name="L1">
        <text:list-item>
          <text:p text:style-name="P2"><text:span text:style-name="T1">Family</text:span></text:p>
        </text:list-item>
        <text:list-item>
          <text:p text:style-name="P2"><text:span text:style-name="T1">Graduate Student</text:span></text:p>
        </text:list-item>
        <text:list-item>
          <text:p text:style-name="P2"><text:span text:style-name="T1">Facilities</text:span></text:p>
        </text:list-item>
        <text:list-item>
          <text:p text:style-name="P2"><text:span text:style-name="T1">Supporting Friends</text:span></text:p>
        </text:list-item>
      </text:list>
      <text:p text:style-name="Standard"><text:span text:style-name="T1"/></text:p>
      <text:p text:style-name="Standard"><text:span text:style-name="T1">EXPECTATION</text:span></text:p>
      <text:list xml:id="list473575718421577187" text:style-name="L2">
        <text:list-item>
          <text:p text:style-name="P3"><text:span text:style-name="T1">Gain more Knowledge</text:span></text:p>
        </text:list-item>
        <text:list-item>
          <text:p text:style-name="P3"><text:span text:style-name="T1">More activities</text:span></text:p>
        </text:list-item>
        <text:list-item>
          <text:p text:style-name="P3"><text:span text:style-name="T1">Good Grades</text:span></text:p>
        </text:list-item>
        <text:list-item>
          <text:p text:style-name="P3"><text:span text:style-name="T1">Good Ambiance</text:span></text:p>
        </text:list-item>
      </text:list>
      <text:p text:style-name="Standard"><text:span text:style-name="T1"/></text:p>
      <text:p text:style-name="Standard"><text:span text:style-name="T1">CONTRIBUTION</text:span></text:p>
      <text:list xml:id="list7018073112982702988" text:style-name="L6">
        <text:list-item>
          <text:p text:style-name="P4"><text:span text:style-name="T1">Cooperation</text:span></text:p>
        </text:list-item>
        <text:list-item>
          <text:p text:style-name="P4"><text:span text:style-name="T1">Attendance</text:span></text:p>
        </text:list-item>
        <text:list-item>
          <text:p text:style-name="P4"><text:span text:style-name="T1">Trust</text:span></text:p>
        </text:list-item>
        <text:list-item>
          <text:p text:style-name="P4"><text:span text:style-name="T1">Presentation</text:span></text:p>
        </text:list-item>
      </text:list>
      <text:p text:style-name="Standard"><text:span text:style-name="T1"/></text:p>
      <text:p text:style-name="Standard"><text:span text:style-name="T1">HINDRANCE</text:span></text:p>
      <text:list xml:id="list7348507977874022364" text:style-name="L7">
        <text:list-item>
          <text:p text:style-name="P5"><text:span text:style-name="T1">Emergency call</text:span></text:p>
        </text:list-item>
        <text:list-item>
          <text:p text:style-name="P5"><text:span text:style-name="T1">Accident</text:span></text:p>
        </text:list-item>
        <text:list-item>
          <text:p text:style-name="P5"><text:span text:style-name="T1">Transport Issues</text:span></text:p>
        </text:list-item>
        <text:list-item>
          <text:p text:style-name="P5"><text:span text:style-name="T1">Typhoon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P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P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33.02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8T12:00:30.76</meta:creation-date>
    <dc:date>2018-01-08T12:22:35.49</dc:date>
    <meta:editing-duration>PT6M4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1" meta:paragraph-count="22" meta:word-count="55" meta:character-count="425"/>
  </office:meta>
</office:document-meta>
</file>